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0a7e71" officeooo:paragraph-rsid="000f686f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0faa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<text:span text:style-name="T10">crear unha base chamada basex</text:span></text:p>
      <text:p text:style-name="P9"/>
      <text:p text:style-name="P9">-conectarse a base basex como usuario postgres </text:p>
      <text:p text:style-name="P9">-lanzar os seguint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xontinuacion , aparte do que se pide lanzar os comandos que sexan necesarios eq ue non se piden .</text:p>
      <text:p text:style-name="P1">crear <text:span text:style-name="T2">tres</text:span> usuarios : u1 , u2<text:span text:style-name="T2">, u3 <text:s/>con contrasinais u1,u2,u3 respectivamente</text:span></text:p>
      <text:p text:style-name="P1">crear base : <text:s/>basex</text:p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"><text:tab/>e2 <text:s/>propiedade de u2</text:p>
      <text:p text:style-name="P2"><text:span text:style-name="T2"><text:s text:c="12"/></text:span>e<text:span text:style-name="T2">3</text:span> <text:s/>propiedade de u<text:span text:style-name="T2">3</text:span></text:p>
      <text:p text:style-name="P1">o usuario u1 debe crear una taboa no seu esquema e1 <text:s/>chamada basex_e1_u1_t1 con dous campos: codigo e nome , de tipos integer e varchar(20) respectivamente </text:p>
      <text:p text:style-name="P1">o usuario u2 debe crear una taboa no seu esquema e2 chamada basex_e2_u2_t1con dous campos: codigo e nome , de tipos integer e varchar(20) respectivamente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 <text:s/></text:span></text:p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>c) conectado como usuario u1;</text:p>
      <text:p text:style-name="P3"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<text:soft-page-break/>ok</text:p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4-28T13:44:35.300347226</dc:date>
    <meta:editing-duration>PT26M48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2" meta:paragraph-count="47" meta:word-count="331" meta:character-count="2145" meta:non-whitespace-character-count="1804"/>
  </office:meta>
</office:document-meta>
</file>